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lt" fo:country="LT" officeooo:rsid="001c8929" officeooo:paragraph-rsid="001c8929"/>
    </style:style>
    <style:style style:name="P2" style:family="paragraph" style:parent-style-name="Footer">
      <style:text-properties officeooo:rsid="00320bd2" officeooo:paragraph-rsid="00320bd2"/>
    </style:style>
    <style:style style:name="P3" style:family="paragraph" style:parent-style-name="Standard">
      <style:text-properties fo:font-size="12pt" officeooo:paragraph-rsid="00100da9" style:font-size-asian="12pt" style:font-size-complex="12pt"/>
    </style:style>
    <style:style style:name="P4" style:family="paragraph" style:parent-style-name="Standard">
      <style:text-properties fo:font-size="12pt" fo:language="lt" fo:country="LT" officeooo:paragraph-rsid="0023e381" style:font-size-asian="12pt" style:font-size-complex="12pt"/>
    </style:style>
    <style:style style:name="P5" style:family="paragraph" style:parent-style-name="Standard">
      <style:text-properties style:font-name="Arial2" fo:font-size="12pt" fo:language="lt" fo:country="LT" officeooo:paragraph-rsid="00100da9" style:font-size-asian="12pt" style:font-size-complex="12pt"/>
    </style:style>
    <style:style style:name="P6" style:family="paragraph" style:parent-style-name="Standard">
      <style:text-properties style:font-name="Arial2" fo:font-size="12pt" fo:language="lt" fo:country="LT" officeooo:paragraph-rsid="0023e38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language="lt" fo:country="LT" officeooo:rsid="001ae3c8" officeooo:paragraph-rsid="001ae3c8"/>
    </style:style>
    <style:style style:name="P8" style:family="paragraph" style:parent-style-name="Standard">
      <style:paragraph-properties fo:margin-top="0in" fo:margin-bottom="0in" loext:contextual-spacing="true" fo:line-height="100%"/>
      <style:text-properties fo:color="#000000" style:font-name="Arial2" fo:font-size="12pt" fo:language="lt" fo:country="LT" officeooo:rsid="001ede65" officeooo:paragraph-rsid="001ede65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true" fo:line-height="100%"/>
      <style:text-properties fo:color="#000000" style:font-name="Arial2" fo:font-size="12pt" fo:language="lt" fo:country="LT" officeooo:rsid="000e819c" officeooo:paragraph-rsid="001ede65" style:font-size-asian="12pt" style:font-size-complex="12pt"/>
    </style:style>
    <style:style style:name="P10" style:family="paragraph" style:parent-style-name="Heading_20_1">
      <style:text-properties fo:color="#000000" style:font-name="Arial2" fo:font-size="20pt" fo:language="lt" fo:country="LT" officeooo:rsid="0023e381" officeooo:paragraph-rsid="0023e381" style:font-size-asian="20pt" style:font-size-complex="20pt"/>
    </style:style>
    <style:style style:name="P11" style:family="paragraph" style:parent-style-name="Heading_20_1">
      <style:text-properties fo:language="lt" fo:country="LT" officeooo:paragraph-rsid="001c8929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fo:font-size="26pt" fo:language="lt" fo:country="LT" officeooo:rsid="001ae3c8" officeooo:paragraph-rsid="0023e381" style:font-size-asian="26pt" style:font-size-complex="26pt"/>
    </style:style>
    <style:style style:name="P13" style:family="paragraph" style:parent-style-name="Standard">
      <style:text-properties style:font-name="Arial2" fo:font-size="26pt" fo:letter-spacing="-0.0102in" fo:language="lt" fo:country="LT" officeooo:rsid="001ae3c8" officeooo:paragraph-rsid="0023e381" fo:background-color="transparent" style:font-size-asian="26pt" style:font-size-complex="26pt"/>
    </style:style>
    <style:style style:name="P14" style:family="paragraph" style:parent-style-name="Standard" style:list-style-name="L2">
      <style:text-properties style:font-name="Arial2" fo:font-size="12pt" fo:language="lt" fo:country="LT" officeooo:rsid="00100ba6" officeooo:paragraph-rsid="00100da9" style:font-size-asian="12pt" style:font-size-complex="12pt"/>
    </style:style>
    <style:style style:name="P15" style:family="paragraph" style:parent-style-name="Standard" style:list-style-name="L2">
      <style:text-properties style:font-name="Arial2" fo:font-size="12pt" fo:language="lt" fo:country="LT" officeooo:rsid="00100da9" officeooo:paragraph-rsid="0031a7e1" style:font-size-asian="12pt" style:font-size-complex="12pt"/>
    </style:style>
    <style:style style:name="P16" style:family="paragraph" style:parent-style-name="Standard" style:list-style-name="L2">
      <style:text-properties style:font-name="Arial2" fo:font-size="12pt" fo:language="lt" fo:country="LT" officeooo:rsid="00100da9" officeooo:paragraph-rsid="00100da9" style:font-size-asian="12pt" style:font-size-complex="12pt"/>
    </style:style>
    <style:style style:name="P17" style:family="paragraph" style:parent-style-name="Standard" style:list-style-name="L2">
      <style:text-properties style:font-name="Arial2" fo:font-size="12pt" fo:language="lt" fo:country="LT" officeooo:rsid="00100da9" officeooo:paragraph-rsid="0014df19" style:font-size-asian="12pt" style:font-size-complex="12pt"/>
    </style:style>
    <style:style style:name="P18" style:family="paragraph" style:parent-style-name="Standard">
      <style:text-properties style:font-name="Arial2" fo:font-size="12pt" fo:language="lt" fo:country="LT" officeooo:rsid="000af1af" officeooo:paragraph-rsid="00100da9" fo:background-color="transparent" style:font-size-asian="12pt" style:font-size-complex="12pt"/>
    </style:style>
    <style:style style:name="P19" style:family="paragraph" style:parent-style-name="Standard" style:list-style-name="L1">
      <style:paragraph-properties fo:margin-top="0in" fo:margin-bottom="0in" loext:contextual-spacing="true" fo:line-height="100%"/>
      <style:text-properties fo:color="#000000" fo:font-size="12pt" fo:language="lt" fo:country="LT" officeooo:paragraph-rsid="001ede65" style:font-size-asian="12pt" style:font-size-complex="12pt"/>
    </style:style>
    <style:style style:name="P20" style:family="paragraph" style:parent-style-name="Standard" style:list-style-name="L1">
      <style:paragraph-properties fo:margin-top="0in" fo:margin-bottom="0in" loext:contextual-spacing="true" fo:line-height="100%"/>
      <style:text-properties fo:color="#000000" style:font-name="Arial2" fo:font-size="12pt" fo:language="lt" fo:country="LT" officeooo:rsid="000bb0d8" officeooo:paragraph-rsid="001ede65" style:font-size-asian="12pt" style:font-size-complex="12pt"/>
    </style:style>
    <style:style style:name="T1" style:family="text">
      <style:text-properties officeooo:rsid="0009d690"/>
    </style:style>
    <style:style style:name="T2" style:family="text">
      <style:text-properties officeooo:rsid="00100ba6"/>
    </style:style>
    <style:style style:name="T3" style:family="text">
      <style:text-properties officeooo:rsid="00100da9"/>
    </style:style>
    <style:style style:name="T4" style:family="text">
      <style:text-properties officeooo:rsid="0014df19" fo:background-color="transparent" loext:char-shading-value="0"/>
    </style:style>
    <style:style style:name="T5" style:family="text">
      <style:text-properties style:font-name="Arial2" fo:language="lt" fo:country="LT" officeooo:rsid="00100da9" fo:background-color="transparent" loext:char-shading-value="0"/>
    </style:style>
    <style:style style:name="T6" style:family="text">
      <style:text-properties style:font-name="Arial2" fo:language="lt" fo:country="LT" officeooo:rsid="0023e381" fo:background-color="transparent" loext:char-shading-value="0"/>
    </style:style>
    <style:style style:name="T7" style:family="text">
      <style:text-properties style:font-name="Arial2" fo:language="lt" fo:country="LT" officeooo:rsid="000af1af" fo:background-color="transparent" loext:char-shading-value="0"/>
    </style:style>
    <style:style style:name="T8" style:family="text">
      <style:text-properties style:font-name="Arial2" fo:language="lt" fo:country="LT" officeooo:rsid="0025de06" fo:background-color="transparent" loext:char-shading-value="0"/>
    </style:style>
    <style:style style:name="T9" style:family="text">
      <style:text-properties style:font-name="Arial2" fo:language="lt" fo:country="LT" fo:font-weight="bold" officeooo:rsid="000af1af" fo:background-color="transparent" loext:char-shading-value="0" style:font-weight-asian="bold" style:font-weight-complex="bold"/>
    </style:style>
    <style:style style:name="T10" style:family="text">
      <style:text-properties style:font-name="Arial2" fo:font-size="20pt" officeooo:rsid="001c8929" fo:background-color="transparent" loext:char-shading-value="0" style:font-size-asian="20pt" style:font-size-complex="20pt"/>
    </style:style>
    <style:style style:name="T11" style:family="text">
      <style:text-properties style:font-name="Arial2" fo:font-size="20pt" officeooo:rsid="00320bd2" fo:background-color="transparent" loext:char-shading-value="0" style:font-size-asian="20pt" style:font-size-complex="20pt"/>
    </style:style>
    <style:style style:name="T12" style:family="text">
      <style:text-properties style:font-name="Arial2" fo:letter-spacing="-0.0102in" fo:background-color="transparent" loext:char-shading-value="0"/>
    </style:style>
    <style:style style:name="T13" style:family="text">
      <style:text-properties style:font-name="Arial2" fo:letter-spacing="-0.0102in" officeooo:rsid="0031a7e1" fo:background-color="transparent" loext:char-shading-value="0"/>
    </style:style>
    <style:style style:name="T14" style:family="text">
      <style:text-properties fo:color="#000000"/>
    </style:style>
    <style:style style:name="T15" style:family="text">
      <style:text-properties officeooo:rsid="0023e38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3e381" style:font-weight-asian="bold" style:font-weight-complex="bold"/>
    </style:style>
    <style:style style:name="T18" style:family="text">
      <style:text-properties fo:font-weight="bold" officeooo:rsid="00100ba6" style:font-weight-asian="bold" style:font-weight-complex="bold"/>
    </style:style>
    <style:style style:name="T19" style:family="text">
      <style:text-properties fo:language="lt" fo:country="LT" fo:font-weight="bold" officeooo:rsid="0009d690" style:font-weight-asian="bold" style:font-weight-complex="bold"/>
    </style:style>
    <style:style style:name="T20" style:family="text">
      <style:text-properties fo:language="lt" fo:country="LT" fo:font-weight="bold" officeooo:rsid="0031a7e1" style:font-weight-asian="bold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officeooo:rsid="0031a7e1" style:font-size-asian="20pt" style:font-size-complex="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2">Installation </text:span><text:span text:style-name="T13">text analizer</text:span><text:span text:style-name="T12"> <text:s text:c="2"/></text:span></text:p>
      <text:p text:style-name="P7"><text:span text:style-name="T21">201</text:span><text:span text:style-name="T22">9</text:span><text:span text:style-name="T10"> </text:span><text:span text:style-name="T11">m.</text:span></text:p>
      <text:p text:style-name="P13"/>
      <text:p text:style-name="P4"/>
      <text:p text:style-name="P11">U<text:span text:style-name="T14">sed tools</text:span></text:p>
      <text:list xml:id="list3508018070195259113" text:style-name="L1">
        <text:list-item>
          <text:p text:style-name="P19">Oracle Java 8</text:p>
        </text:list-item>
        <text:list-item>
          <text:p text:style-name="P19">Spring Framework 4</text:p>
        </text:list-item>
        <text:list-item>
          <text:p text:style-name="P20">React 15</text:p>
        </text:list-item>
        <text:list-item>
          <text:p text:style-name="P20">H2 Database</text:p>
          <text:p text:style-name="P20"/>
        </text:list-item>
      </text:list>
      <text:p text:style-name="P8">Application is compatible with the Linux operation system.</text:p>
      <text:p text:style-name="P9"/>
      <text:p text:style-name="P10">Installation proces:</text:p>
      <text:p text:style-name="P5"><text:span text:style-name="T4">Run</text:span><text:span text:style-name="T1"> the downloaded application by following these steps:</text:span></text:p>
      <text:p text:style-name="P6"><text:span text:style-name="T3"><text:tab/>1) The first step is to </text:span><text:span text:style-name="T18">unpack</text:span><text:span text:style-name="T2"> the downloaded file.</text:span></text:p>
      <text:list xml:id="list131586654047943449" text:style-name="L2">
        <text:list-header>
          <text:p text:style-name="P14"><text:span text:style-name="T15">2) Open “</text:span><text:span text:style-name="T17">SimplePage-app</text:span><text:span text:style-name="T15">” folder in the </text:span>downloaded <text:span text:style-name="T3">and extracted folder;</text:span></text:p>
          <text:p text:style-name="P15"><text:span text:style-name="T15">3</text:span>) Click right mouse bottom inside the folder “<text:span text:style-name="T17">SimplePage</text:span>-<text:span text:style-name="T16">app</text:span>”.</text:p>
          <text:p text:style-name="P16"><text:span text:style-name="T15">4</text:span>) Select “Open Terminal here”;</text:p>
          <text:p text:style-name="P16"><text:span text:style-name="T15">5</text:span>) Type “<text:span text:style-name="T16">mvn clean</text:span>” &lt;Enter&gt; in the Terminal box;</text:p>
          <text:p text:style-name="P17"><text:span text:style-name="T15">6</text:span>) Type “<text:span text:style-name="T16">mvn install</text:span>” &lt;Enter&gt; in the Terminal box;</text:p>
          <text:p text:style-name="P17"><text:span text:style-name="T15">7</text:span>) Type “<text:span text:style-name="T16">mvn spring-boot:run</text:span>” <text:s/>&lt;Enter&gt; in the Terminal box;</text:p>
        </text:list-header>
      </text:list>
      <text:p text:style-name="P3"><text:span text:style-name="T5"><text:tab/></text:span><text:span text:style-name="T6">8)</text:span><text:span text:style-name="T5"> </text:span><text:span text:style-name="T7">Open</text:span><text:span text:style-name="T9"> </text:span><text:a xlink:type="simple" xlink:href="http://localhost:8081/#/" text:style-name="Internet_20_link" text:visited-style-name="Visited_20_Internet_20_Link"><text:span text:style-name="T19">http://localhost:808</text:span></text:a><text:a xlink:type="simple" xlink:href="http://localhost:8080/#/" text:style-name="Internet_20_link" text:visited-style-name="Visited_20_Internet_20_Link"><text:span text:style-name="T20">1</text:span></text:a><text:a xlink:type="simple" xlink:href="http://localhost:8080/#/" text:style-name="Internet_20_link" text:visited-style-name="Visited_20_Internet_20_Link"><text:span text:style-name="T19">/#/</text:span></text:a><text:span text:style-name="T9"> </text:span><text:span text:style-name="T7">in </text:span><text:span text:style-name="T8">your</text:span><text:span text:style-name="T7"> browser.</text:span></text:p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lt" fo:country="LT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lt" fo:country="LT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lt" fo:country="LT" officeooo:rsid="001c8929" officeooo:paragraph-rsid="001c8929"/>
    </style:style>
    <style:style style:name="MP2" style:family="paragraph" style:parent-style-name="Footer">
      <style:text-properties officeooo:rsid="00320bd2" officeooo:paragraph-rsid="00320bd2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  <style:footer>
        <text:p text:style-name="MP2">Daiva Urbutienė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9-08-11T23:45:22.219165773</dc:date>
    <meta:editing-duration>PT1H34M50S</meta:editing-duration>
    <meta:editing-cycles>25</meta:editing-cycles>
    <meta:document-statistic meta:table-count="0" meta:image-count="0" meta:object-count="0" meta:page-count="1" meta:paragraph-count="22" meta:word-count="110" meta:character-count="676" meta:non-whitespace-character-count="584"/>
  </office:meta>
</office:document-meta>
</file>